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a6d6" officeooo:paragraph-rsid="001aa6d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a6d6"/>
    </style:style>
    <style:style style:name="T6" style:family="text">
      <style:text-properties officeooo:rsid="001bd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30th</text:span> of <text:span text:style-name="T5">November</text:span> 202<text:span text:style-name="T3">1</text:span> under the <text:span text:style-name="T5">3rd</text:span> PA Meeting.</text:p>
      <text:p text:style-name="P1"/>
      <text:p text:style-name="P1">The Assembly, recognising the current situation,</text:p>
      <text:p text:style-name="P1"/>
      <text:p text:style-name="P4">Constitutes the need to add the straight to shapeless crafting tweak, to f.e. enable making shulkerboxes within an inventory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1"/>
      <text:p text:style-name="P1"/>
      <text:p text:style-name="P1"/>
      <text:p text:style-name="Standard"><text:span text:style-name="T1">[</text:span><text:span text:style-name="T2">Motion 3-4: To add the straight to shapeless crafting tweak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1T13:25:06.167841188</dc:date>
    <meta:editing-duration>PT2M26S</meta:editing-duration>
    <meta:editing-cycles>7</meta:editing-cycles>
    <meta:generator>LibreOffice/7.2.3.2$Linux_X86_64 LibreOffice_project/a49ed84f3d037188bbbcb324f9afc3796d887539</meta:generator>
    <meta:document-statistic meta:table-count="0" meta:image-count="0" meta:object-count="0" meta:page-count="1" meta:paragraph-count="7" meta:word-count="55" meta:character-count="351" meta:non-whitespace-character-count="303"/>
  </office:meta>
</office:document-meta>
</file>